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7"/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E6E6E6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4" table:number-columns-repeated="16127" table:default-cell-style-name="ce1"/>
        <table:table-row table:style-name="ro1">
          <table:table-cell office:value-type="string" table:number-columns-spanned="2" table:number-rows-spanned="1" table:style-name="ce8">
            <text:p>Overcast 1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9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Scale Factor</text:p>
          </table:table-cell>
          <table:table-cell office:value-type="float" office:value="1006.9" table:style-name="ce4">
            <text:p>1006.9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9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0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2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9"/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8H58M0.000S" table:style-name="ce6">
            <text:p>08:58: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3-04-05T00:00:00" table:style-name="ce7">
            <text:p>5. Ap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latitude</text:p>
          </table:table-cell>
          <table:table-cell office:value-type="string" table:style-name="ce11">
            <text:p>49 15' 18.996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longitude</text:p>
          </table:table-cell>
          <table:table-cell office:value-type="string" table:style-name="ce11">
            <text:p>7 2' 27.532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9"/>
          <table:covered-table-cell/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Clockwis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mera Azimuth</text:p>
          </table:table-cell>
          <table:table-cell office:value-type="float" office:value="258" table:style-name="ce1">
            <text:p>2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n Azimuth</text:p>
          </table:table-cell>
          <table:table-cell office:value-type="float" office:value="114.05" table:style-name="ce1">
            <text:p>114.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n Elevation</text:p>
          </table:table-cell>
          <table:table-cell office:value-type="float" office:value="27.05" table:style-name="ce1">
            <text:p>27.05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Лист2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Страница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3T19:40:54Z</meta:creation-date>
    <dc:date>2015-02-17T15:58:25Z</dc:date>
    <meta:editing-cycles>30</meta:editing-cycles>
    <meta:editing-duration>PT0S</meta:editing-duration>
  </office:meta>
</office:document-meta>
</file>